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1pt" officeooo:rsid="001a86b1" officeooo:paragraph-rsid="001a86b1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1pt" officeooo:rsid="001a86b1" officeooo:paragraph-rsid="001db74e" style:font-size-asian="11pt" style:font-size-complex="11pt"/>
    </style:style>
    <style:style style:name="P3" style:family="paragraph" style:parent-style-name="Standard">
      <style:text-properties style:font-name="Arial" fo:font-size="11pt" officeooo:rsid="001a86b1" officeooo:paragraph-rsid="001a86b1" style:font-size-asian="11pt" style:font-size-complex="11pt"/>
    </style:style>
    <style:style style:name="P4" style:family="paragraph" style:parent-style-name="Standard">
      <style:paragraph-properties fo:line-height="150%"/>
      <style:text-properties style:font-name="Arial" fo:font-size="11pt" officeooo:rsid="001a86b1" officeooo:paragraph-rsid="001a86b1" style:font-size-asian="11pt" style:font-size-complex="11pt"/>
    </style:style>
    <style:style style:name="P5" style:family="paragraph" style:parent-style-name="Standard">
      <style:paragraph-properties fo:line-height="150%"/>
      <style:text-properties style:font-name="Arial" fo:font-size="11pt" officeooo:rsid="001a86b1" officeooo:paragraph-rsid="0024f6b1" style:font-size-asian="11pt" style:font-size-complex="11pt"/>
    </style:style>
    <style:style style:name="P6" style:family="paragraph" style:parent-style-name="Standard">
      <style:paragraph-properties fo:line-height="100%"/>
      <style:text-properties style:font-name="Arial" fo:font-size="11pt" officeooo:rsid="001a86b1" officeooo:paragraph-rsid="001a86b1" style:font-size-asian="11pt" style:font-size-complex="11pt"/>
    </style:style>
    <style:style style:name="P7" style:family="paragraph" style:parent-style-name="Standard">
      <style:text-properties style:font-name="Arial" fo:font-size="11pt" officeooo:rsid="00274ae5" officeooo:paragraph-rsid="00274ae5" style:font-size-asian="11pt" style:font-size-complex="11pt"/>
    </style:style>
    <style:style style:name="P8" style:family="paragraph" style:parent-style-name="Standard">
      <style:text-properties style:font-name="Arial" fo:font-size="11pt" fo:font-weight="bold" officeooo:rsid="0024f6b1" officeooo:paragraph-rsid="0024f6b1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Arial" fo:font-size="11pt" fo:font-weight="bold" officeooo:rsid="001a86b1" officeooo:paragraph-rsid="001af6ca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Arial" fo:font-size="11pt" fo:font-weight="normal" officeooo:rsid="0024f6b1" officeooo:paragraph-rsid="0024f6b1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Arial" fo:font-size="11pt" fo:font-weight="normal" officeooo:rsid="0024f6b1" officeooo:paragraph-rsid="0026d3b1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Arial" fo:font-size="11pt" fo:font-weight="normal" officeooo:rsid="001a86b1" officeooo:paragraph-rsid="001af6ca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Arial" fo:font-size="11pt" fo:font-weight="normal" officeooo:rsid="0026d3b1" officeooo:paragraph-rsid="0026d3b1" style:font-size-asian="11pt" style:font-weight-asian="normal" style:font-size-complex="11pt" style:font-weight-complex="normal"/>
    </style:style>
    <style:style style:name="P14" style:family="paragraph" style:parent-style-name="Heading_20_2">
      <style:paragraph-properties fo:text-align="start" style:justify-single-word="false"/>
      <style:text-properties style:font-name="Arial" fo:font-size="11pt" fo:font-weight="normal" officeooo:rsid="001a86b1" officeooo:paragraph-rsid="002368f9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Arial" fo:font-size="11pt" officeooo:rsid="00288e5d" officeooo:paragraph-rsid="00288e5d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16bb0"/>
    </style:style>
    <style:style style:name="T3" style:family="text">
      <style:text-properties officeooo:rsid="00222160"/>
    </style:style>
    <style:style style:name="T4" style:family="text">
      <style:text-properties officeooo:rsid="002368f9"/>
    </style:style>
    <style:style style:name="T5" style:family="text">
      <style:text-properties officeooo:rsid="0026d3b1"/>
    </style:style>
    <style:style style:name="T6" style:family="text">
      <style:text-properties officeooo:rsid="0027845f"/>
    </style:style>
    <style:style style:name="T7" style:family="text">
      <style:text-properties officeooo:rsid="00288e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ext:p text:style-name="P3">En/Na ................................, <text:span text:style-name="T2">major d’edat, </text:span><text:s/>amb DNI..........................., <text:span text:style-name="T2">que visc a (</text:span>domiciliat/da al carrer<text:span text:style-name="T2">)</text:span>........., núm. .......,pis......., porta......de ..............................(CP ..............).</text:p>
      <text:p text:style-name="P3">Telèfon:.....................................................</text:p>
      <text:p text:style-name="P3">Correu electrònic:......................................</text:p>
      <text:p text:style-name="P3">Canal pel qual vull rebre resposta: Correu postal</text:p>
      <text:h text:style-name="P14" text:outline-level="2"><text:span text:style-name="T1">INTERPOSO RECURS D'ALÇADA,</text:span> d'acord amb la LRJPAC, <text:span text:style-name="T4">(Llei de Règim Jurídic de les Administracions Públiques i del Procediment Adminstratiu Comú, Llei 30/1992, de 26 de noviembre)</text:span>, contra la resolució dictada amb data ..............................<text:span text:style-name="T3"> pels Serveis Territorials de................................... i comunicada a través del sistema informàtic del Departament d’Educació Xtec, </text:span>en l'expedient instruït sobre <text:span text:style-name="T3">l’assignació definitiva de vacants del personal docent als centres públics pel curs ......................</text:span>, en el qual sóc persona interessada, resolució que em fou notificada amb data ....................................<text:span text:style-name="T3">.</text:span></text:h>
      <text:p text:style-name="P1"/>
      <text:p text:style-name="P1"/>
      <text:p text:style-name="P8">AL<text:span text:style-name="T7">·</text:span>LEGACIONS</text:p>
      <text:p text:style-name="P3"/>
      <text:p text:style-name="P6">1. Que el meu número provisional amb serveis prestats a la borsa és el ...................</text:p>
      <text:p text:style-name="P6">2. Que a les adjudicacions d’estiu provisionals <text:span text:style-name="T7">pel curs</text:span>.................... no he obtingut cap vacant.</text:p>
      <text:p text:style-name="P6">3. Que en les especialitats sol·licitades i a l’àrea geogràfica demanada han obtingut vacant números amb menys serveis prestats, ja sigui a partir d’una entrevista personal, ja a partir d’una proposta de continuïtat.</text:p>
      <text:p text:style-name="P6">4. Que aquesta vulneració de drets laborals s ́accentua cada curs i deixa sense feina un nombre important d’interins i interines.</text:p>
      <text:p text:style-name="P6"/>
      <text:p text:style-name="P3"/>
      <text:p text:style-name="P8">DOCUMENTACIÓ ANNEXA</text:p>
      <text:p text:style-name="P8"/>
      <text:p text:style-name="P10">1. Captura de pantalla del sistema informàtic, <text:span text:style-name="T6">forma en què es comunica l’assignació provisional i definitiva de plaça pel curs següent.</text:span></text:p>
      <text:p text:style-name="P10"/>
      <text:p text:style-name="P10">2. Llista baremada de la borsa de treball en la data en què es comuni<text:span text:style-name="T6">ca l’assignació definitiva de places pel curs següent. </text:span></text:p>
      <text:p text:style-name="P9"/>
      <text:p text:style-name="P8">SOL·LICITO</text:p>
      <text:p text:style-name="P8"/>
      <text:p text:style-name="P13">1. Que es modifiqui la RESOLUCIÓ ........................................., per la qual es dicten les instruccions sobre l'adjudicació de destinacions provisionals amb efectes <text:span text:style-name="T7">per la data ...........................................</text:span> per al personal funcionari de carrera, en pràctiques i interí dels cossos docents.</text:p>
      <text:p text:style-name="P11"/>
      <text:p text:style-name="P11"><text:span text:style-name="T5">2. Que em sigui assignada una vacant </text:span>a jornada sencera de (ESPECIALITAT) <text:span text:style-name="T5">en l’àrea </text:span>territorial ............................................. <text:span text:style-name="T5">pel curs ............................</text:span></text:p>
      <text:p text:style-name="P12"/>
      <text:p text:style-name="P5"/>
      <text:p text:style-name="P4"/>
      <text:p text:style-name="P15">A ........................., ....... de ............... de ................</text:p>
      <text:p text:style-name="P7"/>
      <text:p text:style-name="P7"/>
      <text:p text:style-name="P7"/>
      <text:p text:style-name="P15">Signatura:</text:p>
      <text:p text:style-name="P15">DNI: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6598in" fo:margin-bottom="0.6598in" fo:margin-left="0.6598in" fo:margin-right="0.6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17:57:52.525229992</meta:creation-date>
    <dc:date>2019-08-22T14:33:29.515448620</dc:date>
    <meta:editing-duration>PT17M48S</meta:editing-duration>
    <meta:editing-cycles>5</meta:editing-cycles>
    <meta:generator>LibreOffice/6.2.5.2$Linux_X86_64 LibreOffice_project/20$Build-2</meta:generator>
    <meta:document-statistic meta:table-count="0" meta:image-count="0" meta:object-count="0" meta:page-count="1" meta:paragraph-count="19" meta:word-count="304" meta:character-count="2454" meta:non-whitespace-character-count="2167"/>
  </office:meta>
</office:document-meta>
</file>